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Farben und flauschige Federn</text:span><text:line-break/><text:line-break/>„Guten Morgen! Aufstehen meine Lieben.“ Die freundliche Stimme von Mama Dachs hallte durch den Dachsbau. Gerade war sie dabei, ihre vier Kinder Linus, Jakob, Noah und Alina aufzuwecken. Nach und nach öffneten sich die Augen der Kleinen und sie lächelten ihre Mutter verschlafen an. „Das Frühstück ist fertig. Euer Papa hat extra selbst gepressten Orangensaft gemacht.“<text:line-break/>Nachdem die Dachskinder aufgestanden waren, ging Mama Dachs mit ihnen, durch die Gänge des Dachsbaus, in die Küche. Als sie ankamen, empfing sie ein herrlicher Duft. Papa Dachs stand am Ofen und war gerade dabei, die Brötchen aus dem Ofen zu holen, als seine Frau und Kinder eintrafen. <text:line-break/>„Morgen mein Schatz!“, sagte er lächelnd und gab Mama Dachs einen liebevollen Kuss auf die Wange. Die Kinder setzten sich, doch Mama Dachs sagte: <text:line-break/>„Ihr könnt ruhig schon anfangen, aber ich geh noch kurz die Post holen.“ Damit verschwand sie aus der Küche und nahm den Weg durch das Labyrinth von Gängen, bis zum Ausgang an der Wurzel des Baums, in dem Familie Eichhörnchen lebte. Hier hatten sie unter einem Fliegenpilz einen Korb deponiert, in den die Briefe gelegt werden konnten.<text:line-break/>Als Mama Dachs nachschaute, entdeckte sie zwei Postkarten von Freunden der Kinder, die über Ostern verreist waren und einen Brief auf buntem Briefpapier, auf dem kein Absender stand. Neugierig stieg sie wieder nach unten in den Bau und ging zurück in die Küche. <text:line-break/>„Schaut mal“, sagte sie zu ihren Kindern, „ihr habt Post bekommen“, und sie gab die Postkarten an Noah, den ältesten, der schon ein bisschen lesen konnte. Während die vier Dachskinder sich gespannt über die Postkarten beugten, öffnete Mama Dachs vorsichtig den Brief und begann zu lesen:<text:line-break/><text:line-break/><text:line-break/><text:span text:style-name="Emphasis">Liebe Isabell, lieber Christian,<text:line-break/>ich schreibe euch, weil ihr immer gute Freunde für mich wart und ich glaube, dass ich mich auf euch verlassen kann.<text:line-break/>Ich mache mir große Sorgen um meinen Mann. Er ist von seinem Besuch beim Weihnachtsmann immer noch nicht zurückgekehrt. Doch nicht nur das ist ein Problem für uns. Leider müssen wir auch die ganzen Vorbereitungen für das Osterfest übernehmen. Wir wollen ja nicht, dass die Kinder auf der ganzen Welt dieses Jahr kein Ostern haben.<text:line-break/>Die Vorbereitungen sind sehr stressig. Das ist der Grund, warum ich euch diesen Brief schreibe. Ich wollte euch fragen, ob ihr und die Kinder uns nicht unterstützen könntet, indem ihr die schon gekochten Eier verzieren würdet.<text:line-break/>Ich könnte mir gut vorstellen, dass das den Kleinen Spaß macht!<text:line-break/>Die Eier hab ich in Familie Eichhörnchens Baum in dem großen Astloch deponiert.<text:line-break/>Ich wäre euch sehr dankbar, wenn ihr mir diese Aufgabe abnehmen würdet. <text:line-break/><text:line-break/>Liebe Grüße<text:line-break/>Milena Osterhase</text:span><text:line-break/><text:line-break/>„Hört mal alle her!“, rief sie, als sie zu Ende gelesen hatte, über den Trubel, „dieser Brief hier ist von der lieben Frau Osterhase. Ihr Mann ist leider nicht früh genug nach Hause gekommen, also muss sie sich um die ganzen Ostervorbereitungen kümmern, die Arme.“ Nun war es still geworden in der Küche. „Hättet ihr nicht Lust ein paar Ostereier zu bemalen?“, fragte sie an die Kinder gewandt. Als Antwort erhielt sie begeisterte Rufe der Kinder. „Gut, dann lasst uns die Eier holen“, meinte sie und stand auf. Gefolgt von den Kindern nahm Mama Dachs denselben Weg durch das Labyrinth von Gängen wie auch vorhin, doch diesmal gefolgt von vier aufgeregten und vorfreudigen Dachskindern. Vorsichtig streckten die Dachskinder ihre Schnauzen aus dem Ausgang des Tunnels. Sie blinzelten und kletterten einer nach dem anderen heraus, immer ihrer Mutter hinterher.<text:line-break/><text:soft-page-break/>Zielstrebig lief Mama Dachs auf die Tür zum Haus von Familie Eichhörnchen zu. Sie klopfte an und wartete, hinter ihr die aufgeregten Kinder. Nach einer Weile öffnete Frau Eichhörnchen neugierig die Tür. Die Beiden begrüßten sich freundlich, danach sagte Mama Dachs: „Sag mal, Frau Osterhase hat mir einen Brief geschrieben, in dem steht, dass sie hier bei euch im Baum ein paar Eier deponiert hat.“<text:line-break/>„Ja natürlich“, sagte Frau Eichhörnchen, „die kann ich holen“, und damit verschwand sie in ihrem Baum.<text:line-break/>Nach einer Weile kam sie mit ihrem Mann zurück. Beide trugen große Körbe mit noch ganz weißen Eiern in den Armen. Erschöpft stellten sie die Körbe ab. „Bitte sehr“, sagte Herr Eichhörnchen schnaufend.<text:line-break/>Nachdem sich die Dachse bedankt und verabschiedet hatten, nahmen sie die Körbe und schleppten sie bis zum Eingang des Baus, doch da viel Mama Dachs etwas ein: „Wie wäre es, wenn wir die Eier hier oben bemalen? Hier ist das Licht viel besser und frische Luft tut uns gut.“<text:line-break/>Den Kindern gefiel der Vorschlag und schnell waren Tisch und Bänke geholt und Farben und Pinsel bereitgestellt. Freudig griffen die Kinder nach den Eiern.<text:line-break/>„Weißt du was, Mami? Ich male ein Clowngesicht auf das Ei hier“, erzählte die kleine Alina stolz ihrer Mutter.<text:line-break/>„Das ist ja eine wundervolle Idee!“, lobte diese und reichte ihr einen Pinsel. Alina tauchte den Pinsel in die Farbe und begann, mit der Zunge zwischen den Zähnen und einem höchst konzentrierten Gesichtsausdruck, ihr Ei zu bemalen. Ihre Brüder taten es ihr nach.<text:line-break/>Bald schon konnten sich auch Mama und Papa Dachs nicht mehr zurückhalten, sondern griffen nach Ei und Pinsel.<text:line-break/>Pinselstrich für Pinselstrich wich das Schneeweiß der Eierschale einem bunten Feuerwerk an Farben. Kleine Kunstwerke mit krakeligen Strichen, lachenden Gesichtern und abstrakten Mustern entstanden.<text:line-break/>„Fertig!“, rief Jakob stolz und hielt sein kunterbuntes Ei in die Höhe, sodass die ganze Familie die hübschen Muster erkennen konnte.<text:line-break/>„Wunderschön, mein Kleiner“, sagte Papa Dachs, als er das Ei seines Sohns sah.<text:line-break/>Eifersüchtig quengelte Noah sogleich: „Meines ist aber viel schöner!“<text:line-break/>„Ja, deins ist auch total toll“, schritt Mama Dachs schnell ein. <text:line-break/>„Alle eure Eier sind toll“, wandte sie schnell ein, da sie nicht wollte, dass ihre Kinder begannen, sich zu streiten.<text:line-break/>„Was stand eigentlich in den Karten, die ihr bekommen habt?“, fragte sie, um eine Unterhaltung anzustoßen.<text:line-break/>Während sie redeten, scherzten und lachten, schrumpfte der Berg mit den unbemalten Eiern, während der mit den bunten wuchs und wuchs. Langsam wurde es dunkel und Papa Dachs holte aus dem Dachsbau ein paar Kerzen, die er auf den Tisch stellte, um ihnen Licht zu spenden. Inzwischen waren die Kinder allesamt mit bunten Farbtupfern überall auf ihrem Dachsfell verziert.<text:line-break/><text:line-break/>Plötzlich, alle waren in ihre Arbeit versunken, begann der Korb mit den bunten Eiern zu wackeln. Erst leicht, dann immer stärker. <text:line-break/>„Mami, was ist das?“, rief Jakob mit einem leicht panischen Blick auf den Korb.<text:line-break/>„Ganz ruhig, mein Schatz“, versuchte Mama Dachs ihren Sohn zu beruhigen.<text:line-break/>Alle Blicke waren auf den Korb gerichtet, der inzwischen schon beträchtlich wackelte. Hin und her und hin und her, bis er plötzlich umkippte. Die bunten Eier verteilten sich im Gras. Eines der Eier blieb jedoch nicht einfach liegen, wie die Anderen. Es rollte weiter und plötzlich war ein leises Knacksen zu hören.<text:line-break/>Erstaunt sah die ganze Familie zu, wie sich ein kleiner, flauschiger Ball aus der Eierschale befreite.<text:line-break/>Alina war die Erste, die etwas sagte: „Oh, wie süß! Darf ich das behalten?“<text:line-break/>Sie blickte ihre Eltern flehendlich an. Mama und Papa Dachs warfen sich einen kurzen Blick zu und nickten dann gleichzeitig. „Aber nur, wenn du es immer gut fütterst und gut darauf aufpasst“, wandte Papa Dachs schnell ein. „Versprochen“, sagte Alina und ging schnell auf das Küken zu. <text:soft-page-break/>Vorsichtig hob sie es hoch und schaute das gelbe, flauschige Ding an.<text:line-break/>Das Küken, etwas verwirrt, blickte sich um und piepte dann einmal leise.<text:line-break/>Liebevoll blickte Alina ihre neue Freundin an, und sagte dann: „Ich nenn dich Tanja!“ Sie streichelte Tanja einmal lieb durch die Federn.<text:line-break/>Schnell waren alle Eier wieder eingesammelt und auch die Letzten bemalt. Sie ließen den Korb draußen stehen, damit Frau Osterhase ihn dort abholen konnte.<text:line-break/>Frau Dachs brachte ihre Kinder schnell ins Bett, wobei Alinas Teddy durch das kleine Küken Tanja ausgetauscht wurde. Voller Aufregung auf das morgige Fest schliefen sie ein.<text:line-break/><text:line-break/>Sie wurden nicht enttäuscht. Es wurde ein wunderschönes Fest, wahrscheinlich das Schönste für Alina, da sie endlich eine Schwester gefunden hat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ire </meta:initial-creator>
    <meta:creation-date>2012-03-15T11:02:55</meta:creation-date>
    <meta:document-statistic meta:table-count="0" meta:image-count="0" meta:object-count="0" meta:page-count="3" meta:paragraph-count="1" meta:word-count="1334" meta:character-count="8112"/>
    <dc:date>2012-03-15T11:03:30</dc:date>
    <dc:creator>noire </dc:creator>
    <meta:editing-duration>PT00H00M36S</meta:editing-duration>
    <meta:editing-cycles>1</meta:editing-cycles>
    <meta:generator>OpenOffice.org/3.2$Linux OpenOffice.org_project/320m12$Build-9483</meta:generator>
  </office:meta>
</office:document-meta>
</file>